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08cm" fo:min-width="5.016cm"/>
    </style:style>
    <style:style style:name="gr2" style:family="graphic" style:parent-style-name="standard">
      <style:graphic-properties draw:textarea-horizontal-align="justify" draw:textarea-vertical-align="middle" draw:auto-grow-height="false" fo:min-height="2.45cm" fo:min-width="8.6cm"/>
    </style:style>
    <style:style style:name="gr3" style:family="graphic" style:parent-style-name="standard">
      <style:graphic-properties draw:textarea-horizontal-align="justify" draw:textarea-vertical-align="middle" draw:auto-grow-height="false" fo:min-height="1.7cm" fo:min-width="2.9cm"/>
    </style:style>
    <style:style style:name="gr4" style:family="graphic" style:parent-style-name="standard">
      <style:graphic-properties draw:textarea-horizontal-align="justify" draw:textarea-vertical-align="middle" draw:auto-grow-height="false" fo:min-height="2.226cm" fo:min-width="5.37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3" draw:id="id3" draw:layer="layout" svg:width="5.2cm" svg:height="2.4cm" svg:x="7.9cm" svg:y="0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.4cm" svg:height="1.1cm" svg:x="7.7cm" svg:y="6cm">
          <text:p text:style-name="P2"><text:span text:style-name="T1">I = 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3cm" svg:height="2.2cm" svg:x="7cm" svg:y="8cm">
          <text:p text:style-name="P2"><text:span text:style-name="T1">I &lt;= wysokośc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" draw:id="id1" draw:layer="layout" svg:width="5.1cm" svg:height="1.9cm" svg:x="0.8cm" svg:y="13.9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3.35cm" svg:y1="13.9cm" svg:x2="7cm" svg:y2="9.1cm" draw:start-shape="id1" draw:start-glue-point="4" draw:end-shape="id2" draw:end-glue-point="5" svg:d="M3350 13900v-4800h3650">
          <text:p text:style-name="P2"><text:span text:style-name="T1">FAŁSZ</text:span></text:p>
        </draw:connector>
        <draw:custom-shape draw:style-name="gr6" draw:text-style-name="P2" xml:id="id4" draw:id="id4" draw:layer="layout" svg:width="5.035cm" svg:height="1.483cm" draw:transform="rotate (-0.0104719755131513) translate (1.081cm 3.564cm)">
          <text:p text:style-name="P2"><text:span text:style-name="T1">Podaj wysokość </text:span><text:span text:style-name="T1"><text:line-break/></text:span><text:span text:style-name="T1">i szerokość prostokąt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draw:type="lines" svg:x1="10.5cm" svg:y1="2.6cm" svg:x2="4.228cm" svg:y2="3.597cm" draw:start-shape="id3" draw:start-glue-point="8" draw:end-shape="id4" draw:end-glue-point="4" svg:d="M10500 2600v501l-6272-37v533">
          <text:p/>
        </draw:connector>
        <draw:connector draw:style-name="gr7" draw:text-style-name="P1" draw:layer="layout" draw:type="lines" svg:x1="5.479cm" svg:y1="4.351cm" svg:x2="8.9cm" svg:y2="6cm" draw:start-shape="id4" draw:start-glue-point="6" draw:end-shape="id5" draw:end-glue-point="0" svg:d="M5479 4351h1138l2283 1148v501">
          <text:p/>
        </draw:connector>
        <draw:connector draw:style-name="gr7" draw:text-style-name="P1" draw:layer="layout" draw:type="lines" svg:x1="8.9cm" svg:y1="7.1cm" svg:x2="9.15cm" svg:y2="8cm" draw:start-shape="id5" draw:start-glue-point="2" draw:end-shape="id2" draw:end-glue-point="4" svg:d="M8900 7100v501l250-102v501">
          <text:p/>
        </draw:connector>
        <draw:rect draw:style-name="gr8" draw:text-style-name="P2" xml:id="id6" draw:id="id6" draw:layer="layout" svg:width="2.5cm" svg:height="1.1cm" svg:x="9.3cm" svg:y="11.6cm">
          <text:p text:style-name="P2"><text:span text:style-name="T1">Zwiększ i o 1</text:span></text:p>
        </draw:rect>
        <draw:connector draw:style-name="gr7" draw:text-style-name="P1" draw:layer="layout" draw:type="lines" svg:x1="9.15cm" svg:y1="10.2cm" svg:x2="10.55cm" svg:y2="11.6cm" draw:start-shape="id2" draw:start-glue-point="6" draw:end-shape="id6" draw:end-glue-point="0" svg:d="M9150 10200v502l1400 397v501">
          <text:p/>
        </draw:connector>
        <draw:rect draw:style-name="gr8" draw:text-style-name="P2" xml:id="id7" draw:id="id7" draw:layer="layout" svg:width="1.6cm" svg:height="0.9cm" svg:x="9.8cm" svg:y="14.2cm">
          <text:p text:style-name="P2"><text:span text:style-name="T1">J = 1</text:span></text:p>
        </draw:rect>
        <draw:custom-shape draw:style-name="gr6" draw:text-style-name="P2" xml:id="id8" draw:id="id8" draw:layer="layout" svg:width="3.8cm" svg:height="2.5cm" svg:x="9.1cm" svg:y="16.5cm">
          <text:p text:style-name="P2"><text:span text:style-name="T1">J &lt;= szerokośc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type="lines" svg:x1="10.6cm" svg:y1="15.1cm" svg:x2="11cm" svg:y2="16.5cm" draw:start-shape="id7" draw:start-glue-point="2" draw:end-shape="id8" draw:end-glue-point="4" svg:d="M10600 15100v501l400 398v501">
          <text:p/>
        </draw:connector>
        <draw:connector draw:style-name="gr7" draw:text-style-name="P1" draw:layer="layout" draw:type="lines" svg:x1="10.55cm" svg:y1="12.7cm" svg:x2="10.6cm" svg:y2="14.2cm" draw:start-shape="id6" draw:start-glue-point="2" draw:end-shape="id7" draw:end-glue-point="0" svg:d="M10550 12700v501l50 498v501">
          <text:p/>
        </draw:connector>
        <draw:rect draw:style-name="gr8" draw:text-style-name="P2" xml:id="id9" draw:id="id9" draw:layer="layout" svg:width="2.6cm" svg:height="0.9cm" svg:x="14.5cm" svg:y="19.9cm">
          <text:p text:style-name="P2"><text:span text:style-name="T1">Zwiększ j o 1</text:span></text:p>
        </draw:rect>
        <draw:connector draw:style-name="gr9" draw:text-style-name="P2" draw:layer="layout" draw:type="lines" svg:x1="11cm" svg:y1="19cm" svg:x2="15.8cm" svg:y2="19.9cm" draw:start-shape="id8" draw:start-glue-point="6" draw:end-shape="id9" draw:end-glue-point="0" svg:d="M11000 19000v502l4800-103v501">
          <text:p text:style-name="P1"><text:span text:style-name="T1">Prawda</text:span></text:p>
        </draw:connector>
        <draw:custom-shape draw:style-name="gr6" draw:text-style-name="P2" xml:id="id10" draw:id="id10" draw:layer="layout" svg:width="4.3cm" svg:height="3cm" svg:x="9.7cm" svg:y="20.4cm">
          <text:p text:style-name="P2"><text:span text:style-name="T1">I = 1 lub i = wysokośc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2" draw:layer="layout" draw:type="lines" svg:x1="15.8cm" svg:y1="20.8cm" svg:x2="14cm" svg:y2="21.9cm" draw:start-shape="id9" draw:start-glue-point="2" draw:end-shape="id10" draw:end-glue-point="7" svg:d="M15800 20800v501l-1298 599h-502">
          <text:p/>
        </draw:connector>
        <draw:rect draw:style-name="gr8" draw:text-style-name="P1" xml:id="id11" draw:id="id11" draw:layer="layout" svg:width="3.6cm" svg:height="1.8cm" svg:x="12.8cm" svg:y="26.7cm">
          <text:p text:style-name="P1">Drukuj #</text:p>
        </draw:rect>
        <draw:custom-shape draw:style-name="gr6" draw:text-style-name="P2" xml:id="id12" draw:id="id12" draw:layer="layout" svg:width="3.4cm" svg:height="2.1cm" svg:x="16.3cm" svg:y="22.3cm">
          <text:p text:style-name="P2"><text:span text:style-name="T1">J = 1 lub j = szerokośc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2" draw:layer="layout" draw:type="lines" svg:x1="11.85cm" svg:y1="23.4cm" svg:x2="14.6cm" svg:y2="26.7cm" draw:start-shape="id10" draw:start-glue-point="6" draw:end-shape="id11" draw:end-glue-point="0" svg:d="M11850 23400v502l2750 2297v501">
          <text:p text:style-name="P1"><text:span text:style-name="T1">Prawda</text:span></text:p>
        </draw:connector>
        <draw:connector draw:style-name="gr9" draw:text-style-name="P2" draw:layer="layout" draw:type="lines" svg:x1="15.8cm" svg:y1="20.8cm" svg:x2="18cm" svg:y2="22.3cm" draw:start-shape="id9" draw:start-glue-point="2" draw:end-shape="id12" draw:end-glue-point="4" svg:d="M15800 20800v501l2200 498v501">
          <text:p/>
        </draw:connector>
        <draw:connector draw:style-name="gr9" draw:text-style-name="P2" draw:layer="layout" draw:type="lines" svg:x1="18cm" svg:y1="24.4cm" svg:x2="14.6cm" svg:y2="26.7cm" draw:start-shape="id12" draw:start-glue-point="6" draw:end-shape="id11" draw:end-glue-point="0" svg:d="M18000 24400v502l-3400 1297v501">
          <text:p text:style-name="P1"><text:span text:style-name="T1">Prawda</text:span></text:p>
        </draw:connector>
        <draw:rect draw:style-name="gr8" draw:text-style-name="P1" xml:id="id13" draw:id="id13" draw:layer="layout" svg:width="3.5cm" svg:height="1.9cm" svg:x="4.2cm" svg:y="26.8cm">
          <text:p text:style-name="P1">Drukuj ' '</text:p>
        </draw:rect>
        <draw:connector draw:style-name="gr9" draw:text-style-name="P2" draw:layer="layout" draw:type="lines" svg:x1="9.7cm" svg:y1="21.9cm" svg:x2="5.95cm" svg:y2="26.8cm" draw:start-shape="id10" draw:start-glue-point="5" draw:end-shape="id13" draw:end-glue-point="0" svg:d="M9700 21900h-501l-3249 4399v501">
          <text:p text:style-name="P1"><text:span text:style-name="T1">Fałsz</text:span></text:p>
          <text:p text:style-name="P1"><text:span text:style-name="T1"/></text:p>
        </draw:connector>
        <draw:connector draw:style-name="gr9" draw:text-style-name="P2" draw:layer="layout" draw:type="lines" svg:x1="16.3cm" svg:y1="23.35cm" svg:x2="5.95cm" svg:y2="26.8cm" draw:start-shape="id12" draw:start-glue-point="5" draw:end-shape="id13" draw:end-glue-point="0" svg:d="M16300 23350h-501l-9849 2949v501">
          <text:p text:style-name="P1"><text:span text:style-name="T1">Fałsz</text:span></text:p>
        </draw:connector>
        <draw:connector draw:style-name="gr9" draw:text-style-name="P2" draw:layer="layout" draw:type="lines" svg:x1="9.1cm" svg:y1="17.75cm" svg:x2="7cm" svg:y2="9.1cm" draw:start-shape="id8" draw:end-shape="id2" draw:end-glue-point="5" svg:d="M9100 17750h-501l-2100-8650h501">
          <text:p text:style-name="P2"><text:span text:style-name="T1">Fałsz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9-16T09:04:29.486311969</meta:creation-date>
    <dc:date>2019-10-02T21:57:56.47</dc:date>
    <meta:editing-duration>PT47M57S</meta:editing-duration>
    <meta:editing-cycles>2</meta:editing-cycles>
    <meta:generator>OpenOffice/4.1.3$Win32 OpenOffice.org_project/413m1$Build-9783</meta:generator>
    <dc:creator>Majkel Potocki </dc:creator>
    <meta:document-statistic meta:object-count="28"/>
  </office:meta>
</office:document-meta>
</file>